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14dd" officeooo:paragraph-rsid="000c14dd"/>
    </style:style>
    <style:style style:name="P2" style:family="paragraph" style:parent-style-name="Standard" style:list-style-name="L1">
      <style:text-properties officeooo:rsid="000d2d47" officeooo:paragraph-rsid="000d2d47"/>
    </style:style>
    <style:style style:name="P3" style:family="paragraph" style:parent-style-name="Standard" style:list-style-name="L1">
      <style:text-properties officeooo:rsid="000d2d47" officeooo:paragraph-rsid="001b096f"/>
    </style:style>
    <style:style style:name="P4" style:family="paragraph" style:parent-style-name="Standard">
      <style:text-properties officeooo:rsid="000e45cf" officeooo:paragraph-rsid="000e45cf"/>
    </style:style>
    <style:style style:name="P5" style:family="paragraph" style:parent-style-name="Standard" style:list-style-name="L3">
      <style:text-properties officeooo:rsid="000e45cf" officeooo:paragraph-rsid="001cac9c"/>
    </style:style>
    <style:style style:name="P6" style:family="paragraph" style:parent-style-name="Standard" style:list-style-name="L1">
      <style:text-properties officeooo:rsid="001028ba" officeooo:paragraph-rsid="001028ba"/>
    </style:style>
    <style:style style:name="P7" style:family="paragraph" style:parent-style-name="Standard" style:list-style-name="L1">
      <style:text-properties officeooo:rsid="001028ba" officeooo:paragraph-rsid="0011dc55"/>
    </style:style>
    <style:style style:name="P8" style:family="paragraph" style:parent-style-name="Standard" style:list-style-name="L3">
      <style:text-properties officeooo:rsid="001028ba" officeooo:paragraph-rsid="001ec341"/>
    </style:style>
    <style:style style:name="P9" style:family="paragraph" style:parent-style-name="Standard" style:list-style-name="L1">
      <style:text-properties officeooo:paragraph-rsid="000d2d47"/>
    </style:style>
    <style:style style:name="P10" style:family="paragraph" style:parent-style-name="Standard">
      <style:text-properties officeooo:rsid="0011dc55" officeooo:paragraph-rsid="0011dc55"/>
    </style:style>
    <style:style style:name="P11" style:family="paragraph" style:parent-style-name="Standard" style:list-style-name="L2">
      <style:paragraph-properties fo:line-height="100%" fo:orphans="0" fo:widows="0"/>
      <style:text-properties officeooo:rsid="00200024" officeooo:paragraph-rsid="00134236"/>
    </style:style>
    <style:style style:name="P12" style:family="paragraph" style:parent-style-name="Standard">
      <style:text-properties officeooo:rsid="0014610b" officeooo:paragraph-rsid="00134236"/>
    </style:style>
    <style:style style:name="P13" style:family="paragraph" style:parent-style-name="Standard" style:list-style-name="L2">
      <style:text-properties officeooo:rsid="00152daa" officeooo:paragraph-rsid="00134236"/>
    </style:style>
    <style:style style:name="P14" style:family="paragraph" style:parent-style-name="Standard">
      <style:paragraph-properties fo:line-height="100%" fo:orphans="0" fo:widows="0"/>
      <style:text-properties officeooo:rsid="00152daa" officeooo:paragraph-rsid="00134236"/>
    </style:style>
    <style:style style:name="P15" style:family="paragraph" style:parent-style-name="Standard">
      <style:text-properties officeooo:rsid="00152daa" officeooo:paragraph-rsid="00134236"/>
    </style:style>
    <style:style style:name="P16" style:family="paragraph" style:parent-style-name="Standard" style:list-style-name="L2">
      <style:text-properties officeooo:rsid="0015b6a9" officeooo:paragraph-rsid="00134236"/>
    </style:style>
    <style:style style:name="P17" style:family="paragraph" style:parent-style-name="Standard" style:list-style-name="L2">
      <style:paragraph-properties fo:line-height="100%" fo:orphans="0" fo:widows="0"/>
      <style:text-properties officeooo:rsid="0015b6a9" officeooo:paragraph-rsid="00134236"/>
    </style:style>
    <style:style style:name="P18" style:family="paragraph" style:parent-style-name="Standard" style:list-style-name="L2">
      <style:paragraph-properties fo:line-height="100%" fo:orphans="0" fo:widows="0"/>
      <style:text-properties officeooo:rsid="001e7e55" officeooo:paragraph-rsid="00134236"/>
    </style:style>
    <style:style style:name="P19" style:family="paragraph" style:parent-style-name="Standard">
      <style:text-properties officeooo:rsid="001cac9c" officeooo:paragraph-rsid="001cac9c"/>
    </style:style>
    <style:style style:name="P20" style:family="paragraph" style:parent-style-name="Standard" style:list-style-name="L3">
      <style:text-properties officeooo:paragraph-rsid="001cac9c"/>
    </style:style>
    <style:style style:name="P21" style:family="paragraph" style:parent-style-name="Standard" style:list-style-name="L3">
      <style:text-properties officeooo:paragraph-rsid="001ec341"/>
    </style:style>
    <style:style style:name="P22" style:family="paragraph" style:parent-style-name="Standard">
      <style:text-properties officeooo:rsid="000d2d47" officeooo:paragraph-rsid="000d2d47" fo:background-color="#ffff00"/>
    </style:style>
    <style:style style:name="P23" style:family="paragraph" style:parent-style-name="Standard">
      <style:text-properties officeooo:rsid="000e45cf" officeooo:paragraph-rsid="001ec341" fo:background-color="#ffff00"/>
    </style:style>
    <style:style style:name="P24" style:family="paragraph" style:parent-style-name="Standard">
      <style:text-properties officeooo:paragraph-rsid="001cac9c" fo:background-color="#ffff00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152daa" officeooo:paragraph-rsid="00134236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paragraph-rsid="00134236"/>
    </style:style>
    <style:style style:name="P27" style:family="paragraph" style:parent-style-name="Table_20_Contents">
      <style:text-properties officeooo:rsid="000e45cf" officeooo:paragraph-rsid="000e45cf"/>
    </style:style>
    <style:style style:name="P28" style:family="paragraph" style:parent-style-name="Table_20_Contents">
      <style:text-properties fo:font-size="8pt" style:font-size-asian="8pt" style:font-size-complex="8pt"/>
    </style:style>
    <style:style style:name="P29" style:family="paragraph" style:parent-style-name="normal">
      <style:paragraph-properties fo:line-height="100%" fo:orphans="0" fo:widows="0"/>
      <style:text-properties officeooo:rsid="001d1497" officeooo:paragraph-rsid="00134236"/>
    </style:style>
    <style:style style:name="T1" style:family="text">
      <style:text-properties officeooo:rsid="000d2d47"/>
    </style:style>
    <style:style style:name="T2" style:family="text">
      <style:text-properties officeooo:rsid="000e45cf"/>
    </style:style>
    <style:style style:name="T3" style:family="text">
      <style:text-properties officeooo:rsid="001028ba"/>
    </style:style>
    <style:style style:name="T4" style:family="text">
      <style:text-properties officeooo:rsid="001193f4"/>
    </style:style>
    <style:style style:name="T5" style:family="text">
      <style:text-properties officeooo:rsid="0015b6a9"/>
    </style:style>
    <style:style style:name="T6" style:family="text">
      <style:text-properties officeooo:rsid="00152daa"/>
    </style:style>
    <style:style style:name="T7" style:family="text">
      <style:text-properties officeooo:rsid="001b349b"/>
    </style:style>
    <style:style style:name="T8" style:family="text">
      <style:text-properties officeooo:rsid="001e7e55"/>
    </style:style>
    <style:style style:name="T9" style:family="text">
      <style:text-properties officeooo:rsid="00208f8b"/>
    </style:style>
    <style:style style:name="T10" style:family="text">
      <style:text-properties officeooo:rsid="00200024"/>
    </style:style>
    <style:style style:name="T11" style:family="text">
      <style:text-properties officeooo:rsid="001eabe7"/>
    </style:style>
    <style:style style:name="T12" style:family="text">
      <style:text-properties officeooo:rsid="001765a1"/>
    </style:style>
    <style:style style:name="T13" style:family="text">
      <style:text-properties officeooo:rsid="0018fb62"/>
    </style:style>
    <style:style style:name="T14" style:family="text">
      <style:text-properties officeooo:rsid="00197e42"/>
    </style:style>
    <style:style style:name="T15" style:family="text">
      <style:text-properties officeooo:rsid="001b096f"/>
    </style:style>
    <style:style style:name="T16" style:family="text">
      <style:text-properties officeooo:rsid="001cac9c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1765a1" fo:background-color="#ffff00" loext:char-shading-value="0"/>
    </style:style>
    <style:style style:name="T19" style:family="text">
      <style:text-properties officeooo:rsid="001765a1" fo:background-color="#ffff00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0d2d47" fo:background-color="#ffff00" loext:char-shading-value="0"/>
    </style:style>
    <style:style style:name="T22" style:family="text">
      <style:text-properties officeooo:rsid="000d2d47" fo:background-color="#ffff00" loext:char-shading-value="0"/>
    </style:style>
    <style:style style:name="T23" style:family="text">
      <style:text-properties officeooo:rsid="00197e42" fo:background-color="#ffff00" loext:char-shading-value="0"/>
    </style:style>
    <style:style style:name="T24" style:family="text">
      <style:text-properties officeooo:rsid="00197e42" fo:background-color="#ffff00" loext:char-shading-value="0"/>
    </style:style>
    <style:style style:name="T25" style:family="text">
      <style:text-properties officeooo:rsid="001b096f" fo:background-color="#ffff00" loext:char-shading-value="0"/>
    </style:style>
    <style:style style:name="T26" style:family="text">
      <style:text-properties officeooo:rsid="001b096f" fo:background-color="#ffff00" loext:char-shading-value="0"/>
    </style:style>
    <style:style style:name="T27" style:family="text">
      <style:text-properties officeooo:rsid="001cac9c" fo:background-color="#ffff00" loext:char-shading-value="0"/>
    </style:style>
    <style:style style:name="T28" style:family="text">
      <style:text-properties officeooo:rsid="001cac9c" fo:background-color="#ffff00" loext:char-shading-value="0"/>
    </style:style>
    <style:style style:name="T29" style:family="text">
      <style:text-properties officeooo:rsid="000e45cf" fo:background-color="#ffff00" loext:char-shading-value="0"/>
    </style:style>
    <style:style style:name="T30" style:family="text">
      <style:text-properties officeooo:rsid="000e45cf" fo:background-color="#ffff00" loext:char-shading-value="0"/>
    </style:style>
    <style:style style:name="T31" style:family="text">
      <style:text-properties officeooo:rsid="00203cac"/>
    </style:style>
    <style:style style:name="T32" style:family="text">
      <style:text-properties officeooo:rsid="002093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otes taken regarding the robot description with the intent of changing names and updating the filenames <text:span text:style-name="T32">to be robot specific with the hope that tuning will be less error prone</text:span>. </text:p>
      <text:p text:style-name="P1"/>
      <text:p text:style-name="P1">How to adjust settings</text:p>
      <text:p text:style-name="P1"/>
      <text:p text:style-name="P1">First set up separate robots</text:p>
      <text:p text:style-name="P1"><text:tab/>Sammy</text:p>
      <text:p text:style-name="P1"><text:tab/>Cub Cadet</text:p>
      <text:p text:style-name="P1"/>
      <text:p text:style-name="P22">ack new launch <text:span text:style-name="T12">(</text:span><text:span text:style-name="T31">cub_cadet_</text:span><text:span text:style-name="T12">gazebo.launch)</text:span></text:p>
      <text:list xml:id="list864542414" text:style-name="L1">
        <text:list-item>
          <text:p text:style-name="P2">&lt;include file="$(find ackermann_vehicle)/launch/ackermann_xacro.launch"&gt;</text:p>
          <text:list>
            <text:list-item>
              <text:p text:style-name="P2">inorder $(find ackermann_vehicle)/urdf/<text:span text:style-name="T20">robot.urdf.xacro"/&gt; </text:span><text:span text:style-name="T19">(cub_cadet_urdf.xacro</text:span><text:span text:style-name="T12">; sammy_urdf.xacro)</text:span></text:p>
            </text:list-item>
          </text:list>
        </text:list-item>
        <text:list-item>
          <text:p text:style-name="P9"><text:span text:style-name="T1">args="$(find ackermann_vehicle)/config/</text:span><text:span text:style-name="T22">em_3905_joint_ctrlr_params.yaml"/&gt; </text:span><text:span text:style-name="T24">(cub_cadet_spawner_params.yaml)</text:span></text:p>
        </text:list-item>
        <text:list-item>
          <text:p text:style-name="P3">&lt;rosparam file="$(find ackermann_vehicle)/config/<text:span text:style-name="T20">em_3905_ackermann_ctrlr_params.yaml" command="load"/&gt; </text:span><text:span text:style-name="T24">(cub_cadet_cntrl</text:span><text:span text:style-name="T26">py</text:span><text:span text:style-name="T24">_params.yam</text:span><text:span text:style-name="T14">l)</text:span></text:p>
        </text:list-item>
        <text:list-item>
          <text:p text:style-name="P6"/>
        </text:list-item>
      </text:list>
      <text:p text:style-name="P19"/>
      <text:p text:style-name="P24"><text:span text:style-name="T16">robot_urdf.xacro </text:span><text:span text:style-name="T12">(cub_cadet_urdf.xacro; sammy_urdf.xacro)</text:span></text:p>
      <text:list xml:id="list4112742183" text:style-name="L3">
        <text:list-item>
          <text:p text:style-name="P5">&lt;xacro:include filename="<text:span text:style-name="T20">sammy_param.xacro" /&gt; </text:span><text:span text:style-name="T19">(cub_cadet_urdf_</text:span><text:span text:style-name="T28">params</text:span><text:span text:style-name="T19">.xacro</text:span><text:span text:style-name="T28">)</text:span></text:p>
        </text:list-item>
        <text:list-item>
          <text:p text:style-name="P20"><text:span text:style-name="T2">&lt;xacro:include filename="</text:span><text:span text:style-name="T30">sammy_sensors.xacro" /&gt; </text:span><text:span text:style-name="T19">(cub_cadet_urdf_</text:span><text:span text:style-name="T28">sensors</text:span><text:span text:style-name="T19">.xacro</text:span><text:span text:style-name="T28">)</text:span></text:p>
        </text:list-item>
        <text:list-item>
          <text:p text:style-name="P20"><text:span text:style-name="T2">&lt;xacro:include filename=</text:span><text:span text:style-name="T30">"ack_new_macros.xacro" /&gt; </text:span><text:span text:style-name="T19">(cub_cadet_urdf_</text:span><text:span text:style-name="T28">joints</text:span><text:span text:style-name="T19">.xacro</text:span><text:span text:style-name="T28">)</text:span></text:p>
        </text:list-item>
      </text:list>
      <text:p text:style-name="P4"/>
      <text:p text:style-name="P23">ack_new_macros.xacro <text:span text:style-name="T12">(cub_cadet_urdf_</text:span><text:span text:style-name="T16">joints</text:span><text:span text:style-name="T12">.xacro</text:span><text:span text:style-name="T16">)</text:span></text:p>
      <text:list xml:id="list143345259097874" text:continue-numbering="true" text:style-name="L3">
        <text:list-item>
          <text:p text:style-name="P20"><text:span text:style-name="T1">&lt;xacro:include filename="inertial_macros.xacro"/&gt; <text:s/></text:span><text:span text:style-name="T13">(keep – looks common)</text:span></text:p>
          <text:list>
            <text:list-item>
              <text:p text:style-name="P21"><text:span text:style-name="T3">(69) </text:span><text:span text:style-name="T1">joint name="base_footprint_joint"</text:span></text:p>
            </text:list-item>
            <text:list-item>
              <text:p text:style-name="P21"><text:span text:style-name="T4">(82) </text:span>joint name="chassis_joint"</text:p>
            </text:list-item>
            <text:list-item>
              <text:p text:style-name="P21"><text:span text:style-name="T4">(127) </text:span>joint name="${lr_prefix}_${fr_prefix}_axle" </text:p>
            </text:list-item>
            <text:list-item>
              <text:p text:style-name="P8"><text:span text:style-name="T4">(137) </text:span>transmission - joint name="${lr_prefix}_${fr_prefix}_axle"</text:p>
            </text:list-item>
            <text:list-item>
              <text:p text:style-name="P8"><text:span text:style-name="T4">(182) front wheel </text:span>steering - joint name="${lr_prefix}_${fr_prefix}_connection" </text:p>
            </text:list-item>
            <text:list-item>
              <text:p text:style-name="P8"><text:span text:style-name="T4">(192) front wheel </text:span>steering - joint name="${lr_prefix}_steering_joint" </text:p>
            </text:list-item>
            <text:list-item>
              <text:p text:style-name="P8"><text:span text:style-name="T4">(201) front wheel </text:span>transmission - joint name="${lr_prefix}_steering_joint"</text:p>
            </text:list-item>
            <text:list-item>
              <text:p text:style-name="P8"><text:span text:style-name="T4">(219) </text:span>rear wheel - joint name="${lr_prefix}_${fr_prefix}_connection"</text:p>
            </text:list-item>
          </text:list>
        </text:list-item>
      </text:list>
      <text:p text:style-name="P4">Questions</text:p>
      <table:table table:name="Table1" table:style-name="Table1">
        <table:table-column table:style-name="Table1.A"/>
        <table:table-row table:style-name="TableLine93852906903744">
          <table:table-cell table:style-name="Table1.A1" office:value-type="string">
            <text:p text:style-name="P27">Can this be removed from robot_core.xacro?</text:p>
          </table:table-cell>
        </table:table-row>
        <table:table-row table:style-name="TableLine93852906903744">
          <table:table-cell table:style-name="Table1.A2" office:value-type="string">
            <text:p text:style-name="P28"><text:s text:c="4"/>&lt;!-- CASTER WHEEL LINK --&gt;</text:p>
            <text:p text:style-name="P28"/>
            <text:p text:style-name="P28"><text:s text:c="4"/>&lt;joint name="caster_wheel_joint" type="fixed"&gt;</text:p>
            <text:p text:style-name="P28"><text:s text:c="8"/>&lt;parent link="chassis"/&gt;</text:p>
            <text:p text:style-name="P28"><text:s text:c="8"/>&lt;child link="caster_wheel"/&gt;</text:p>
            <text:p text:style-name="P28"><text:s text:c="8"/>&lt;origin xyz="0.24 0 0"/&gt;</text:p>
            <text:p text:style-name="P28"><text:s text:c="4"/>&lt;/joint&gt;</text:p>
            <text:p text:style-name="P28"/>
            <text:p text:style-name="P28"/>
            <text:p text:style-name="P28"><text:s text:c="4"/>&lt;link name="caster_wheel"&gt;</text:p>
            <text:p text:style-name="P28"><text:s text:c="8"/>&lt;visual&gt;</text:p>
            <text:p text:style-name="P28"><text:s text:c="12"/>&lt;geometry&gt;</text:p>
            <text:p text:style-name="P28"><text:s text:c="16"/>&lt;sphere radius="0.05"/&gt;</text:p>
            <text:p text:style-name="P28"><text:s text:c="12"/>&lt;/geometry&gt;</text:p>
            <text:p text:style-name="P28"><text:s text:c="12"/>&lt;material name="black"/&gt;</text:p>
            <text:p text:style-name="P28"><text:s text:c="8"/>&lt;/visual&gt;</text:p>
            <text:p text:style-name="P28"><text:s text:c="8"/>&lt;collision&gt;</text:p>
            <text:p text:style-name="P28"><text:soft-page-break/><text:s text:c="12"/>&lt;geometry&gt;</text:p>
            <text:p text:style-name="P28"><text:s text:c="16"/>&lt;sphere radius="0.05"/&gt;</text:p>
            <text:p text:style-name="P28"><text:s text:c="12"/>&lt;/geometry&gt;</text:p>
            <text:p text:style-name="P28"><text:s text:c="8"/>&lt;/collision&gt;</text:p>
            <text:p text:style-name="P28"><text:s text:c="8"/>&lt;xacro:inertial_sphere mass="0.1" radius="0.05"&gt;</text:p>
            <text:p text:style-name="P28"><text:s text:c="12"/>&lt;origin xyz="0 0 0" rpy="0 0 0"/&gt;</text:p>
            <text:p text:style-name="P28"><text:s text:c="8"/>&lt;/xacro:inertial_sphere&gt;</text:p>
            <text:p text:style-name="P28"><text:s text:c="4"/>&lt;/link&gt;</text:p>
          </table:table-cell>
        </table:table-row>
        <table:table-row table:style-name="TableLine93852906903744">
          <table:table-cell table:style-name="Table1.A2" office:value-type="string">
            <text:p text:style-name="Table_20_Contents"/>
          </table:table-cell>
        </table:table-row>
        <table:table-row table:style-name="TableLine93852906903744">
          <table:table-cell table:style-name="Table1.A2" office:value-type="string">
            <text:p text:style-name="Table_20_Contents"/>
          </table:table-cell>
        </table:table-row>
      </table:table>
      <text:p text:style-name="P4"/>
      <text:p text:style-name="P12"/>
      <text:p text:style-name="P15">Package used:</text:p>
      <text:p text:style-name="P25">ack_new.launch</text:p>
      <text:list xml:id="list3195852303" text:style-name="L2">
        <text:list-item>
          <text:list>
            <text:list-item>
              <text:p text:style-name="P13"><text:span text:style-name="T5">pkg=</text:span>gazebo_ros</text:p>
            </text:list-item>
            <text:list-item>
              <text:p text:style-name="P13"><text:span text:style-name="T5">pkg=</text:span>controller_manager</text:p>
            </text:list-item>
            <text:list-item>
              <text:p text:style-name="P13"><text:span text:style-name="T5">pkg=</text:span>ackermann_vehicle_gazebo</text:p>
            </text:list-item>
          </text:list>
        </text:list-item>
      </text:list>
      <text:p text:style-name="P26"><text:span text:style-name="T5">joyop.</text:span><text:span text:style-name="T6">launch </text:span><text:span text:style-name="T5">(inside nav)</text:span></text:p>
      <text:list xml:id="list143344947410467" text:continue-numbering="true" text:style-name="L2">
        <text:list-item>
          <text:list>
            <text:list-item>
              <text:p text:style-name="P16">pkg=joy, type=”joy_node”</text:p>
            </text:list-item>
            <text:list-item>
              <text:p text:style-name="P16">pkg=nav, type=”joyop.py”</text:p>
            </text:list-item>
          </text:list>
        </text:list-item>
      </text:list>
      <text:p text:style-name="P26"><text:span text:style-name="T7">n</text:span><text:span text:style-name="T5">av_newteb.</text:span><text:span text:style-name="T6">launch </text:span><text:span text:style-name="T5">(inside nav)</text:span></text:p>
      <text:list xml:id="list143344970881685" text:continue-numbering="true" text:style-name="L2">
        <text:list-item>
          <text:list>
            <text:list-item>
              <text:p text:style-name="P16">pkg=”map_server”, type=”map_server”</text:p>
            </text:list-item>
            <text:list-item>
              <text:p text:style-name="P16">pkg=”tf2_ros”, type=”static_transform_publisher”</text:p>
            </text:list-item>
            <text:list-item>
              <text:p text:style-name="P17">pkg=”move_base”, type=”move_base”</text:p>
            </text:list-item>
          </text:list>
        </text:list-item>
      </text:list>
      <text:p text:style-name="P29"/>
      <text:p text:style-name="P14">“<text:span text:style-name="T8">Include” </text:span><text:span text:style-name="T9">statements</text:span> used:</text:p>
      <text:p text:style-name="P25">ack_new.launch <text:span text:style-name="T8">(from ackerman_vehicle_gazebo)</text:span></text:p>
      <text:list xml:id="list143346064069797" text:continue-numbering="true" text:style-name="L2">
        <text:list-item>
          <text:list>
            <text:list-item>
              <text:p text:style-name="P18">include ackerman_vehicle_description/launch/ack_new.launch # contains robot description and xacro</text:p>
            </text:list-item>
            <text:list-item>
              <text:p text:style-name="P18">include gazebo_ros/launch/empty_world.launch</text:p>
            </text:list-item>
            <text:list-item>
              <text:p text:style-name="P18">include my_odom_publisher/launch/start_odom.launch # contains pkg="my_odom_publisher" type="odom.py" <text:s/><text:span text:style-name="T10">which </text:span><text:span text:style-name="T11">takes /gazebo/get_model_state' and publishes odom</text:span></text:p>
            </text:list-item>
          </text:list>
        </text:list-item>
      </text:list>
      <text:p text:style-name="P26"><text:span text:style-name="T5">joyop.</text:span><text:span text:style-name="T6">launch </text:span><text:span text:style-name="T5">(inside nav)</text:span></text:p>
      <text:list xml:id="list143344880733974" text:continue-numbering="true" text:style-name="L2">
        <text:list-item>
          <text:list>
            <text:list-item>
              <text:p text:style-name="P11">no includes</text:p>
            </text:list-item>
          </text:list>
        </text:list-item>
      </text:list>
      <text:p text:style-name="P26"><text:span text:style-name="T7">n</text:span><text:span text:style-name="T5">av_newteb.</text:span><text:span text:style-name="T6">launch </text:span><text:span text:style-name="T5">(inside nav)</text:span></text:p>
      <text:list xml:id="list143345487890974" text:continue-numbering="true" text:style-name="L2">
        <text:list-item>
          <text:list>
            <text:list-item>
              <text:p text:style-name="P11">include nav/launch/mod_cmd_vel_to_ackermann.launch # contains pkg="nav" type="mod_cmd_vel_to_ackermann.py" which subscribes to a twist message from twist_cmd_topic and publishes an AckermannDrive message on ackermann_cmd_topic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0T07:59:00.543441200</meta:creation-date>
    <meta:editing-duration>PT2H21M16S</meta:editing-duration>
    <meta:editing-cycles>10</meta:editing-cycles>
    <meta:generator>LibreOffice/6.4.7.2$Linux_X86_64 LibreOffice_project/40$Build-2</meta:generator>
    <dc:date>2023-01-20T14:33:44.281612958</dc:date>
    <meta:document-statistic meta:table-count="1" meta:image-count="0" meta:object-count="0" meta:page-count="2" meta:paragraph-count="70" meta:word-count="287" meta:character-count="3274" meta:non-whitespace-character-count="2882"/>
  </office:meta>
</office:document-meta>
</file>